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t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formula="of:=[.A3]+[.B3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formula="of:=[.A1]*[.C1]+[.D1]" office:value-type="float" office:value="7" calcext:value-type="float">
            <text:p>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01:23:49.544919715</meta:creation-date>
    <dc:date>2022-04-29T01:25:09.479494762</dc:date>
    <meta:editing-duration>PT1M21S</meta:editing-duration>
    <meta:editing-cycles>1</meta:editing-cycles>
    <meta:document-statistic meta:table-count="1" meta:cell-count="14" meta:object-count="0"/>
    <meta:generator>LibreOffice/6.4.7.2$Linux_X86_64 LibreOffice_project/40$Build-2</meta:generator>
  </office:meta>
</office:document-meta>
</file>